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ffcc" fo:min-height="13.312cm" draw:shadow="visible" draw:shadow-offset-x="0.3cm" draw:shadow-offset-y="0.3cm"/>
    </style:style>
    <style:style style:name="gr3" style:family="graphic" style:parent-style-name="standard">
      <style:graphic-properties draw:stroke="none" draw:fill="solid" draw:fill-color="#ccffff" fo:min-height="0.713cm" draw:shadow="visible" draw:shadow-offset-x="0.3cm" draw:shadow-offset-y="0.3cm"/>
    </style:style>
    <style:style style:name="gr4" style:family="graphic" style:parent-style-name="standard">
      <style:graphic-properties draw:stroke="none" draw:fill="solid" draw:fill-color="#ccffcc" fo:min-height="13.95cm" draw:shadow="visible" draw:shadow-offset-x="0.3cm" draw:shadow-offset-y="0.3cm"/>
    </style:style>
    <style:style style:name="gr5" style:family="graphic" style:parent-style-name="standard">
      <style:graphic-properties draw:stroke="none" draw:fill="solid" draw:fill-color="#ccffcc" fo:min-height="6.401cm" draw:shadow="visible" draw:shadow-offset-x="0.3cm" draw:shadow-offset-y="0.3cm"/>
    </style:style>
    <style:style style:name="gr6" style:family="graphic" style:parent-style-name="standard">
      <style:graphic-properties draw:stroke="none" draw:fill="solid" draw:fill-color="#ccffcc" fo:min-height="5.95cm" draw:shadow="visible" draw:shadow-offset-x="0.3cm" draw:shadow-offset-y="0.3cm"/>
    </style:style>
    <style:style style:name="gr7" style:family="graphic" style:parent-style-name="standard">
      <style:graphic-properties draw:stroke="none" draw:fill="solid" draw:fill-color="#ccffff" fo:min-height="2.456cm" draw:shadow="visible" draw:shadow-offset-x="0.3cm" draw:shadow-offset-y="0.3cm"/>
    </style:style>
    <style:style style:name="gr8" style:family="graphic" style:parent-style-name="standard">
      <style:graphic-properties draw:stroke="none" draw:fill="solid" draw:fill-color="#ccffff" fo:min-height="1.256cm" draw:shadow="visible" draw:shadow-offset-x="0.3cm" draw:shadow-offset-y="0.3cm"/>
    </style:style>
    <style:style style:name="gr9" style:family="graphic" style:parent-style-name="standard">
      <style:graphic-properties draw:stroke="none" draw:fill="solid" draw:fill-color="#ccffcc" fo:min-height="0.739cm" draw:shadow="visible" draw:shadow-offset-x="0.3cm" draw:shadow-offset-y="0.3cm"/>
    </style:style>
    <style:style style:name="gr10" style:family="graphic" style:parent-style-name="standard">
      <style:graphic-properties draw:stroke="none" draw:fill="solid" draw:fill-color="#ffccff" fo:min-height="1.476cm" draw:shadow="visible" draw:shadow-offset-x="0.3cm" draw:shadow-offset-y="0.3cm"/>
    </style:style>
    <style:style style:name="gr11" style:family="graphic" style:parent-style-name="standard">
      <style:graphic-properties draw:stroke="none" draw:fill="solid" draw:fill-color="#ccffcc" fo:min-height="17.004cm" draw:shadow="visible" draw:shadow-offset-x="0.3cm" draw:shadow-offset-y="0.3cm"/>
    </style:style>
    <style:style style:name="gr12" style:family="graphic" style:parent-style-name="standard">
      <style:graphic-properties draw:stroke="none" draw:fill="solid" draw:fill-color="#ffccff" fo:min-height="2.95cm" draw:shadow="visible" draw:shadow-offset-x="0.3cm" draw:shadow-offset-y="0.3cm"/>
    </style:style>
    <style:style style:name="gr13" style:family="graphic" style:parent-style-name="standard">
      <style:graphic-properties draw:stroke="none" draw:fill="solid" draw:fill-color="#ccffcc" fo:min-height="8.004cm" draw:shadow="visible" draw:shadow-offset-x="0.3cm" draw:shadow-offset-y="0.3cm"/>
    </style:style>
    <style:style style:name="gr14" style:family="graphic" style:parent-style-name="standard">
      <style:graphic-properties draw:stroke="none" draw:fill="solid" draw:fill-color="#ffccff" fo:min-height="7.95cm" draw:shadow="visible" draw:shadow-offset-x="0.3cm" draw:shadow-offset-y="0.3cm"/>
    </style:style>
    <style:style style:name="gr15" style:family="graphic" style:parent-style-name="standard">
      <style:graphic-properties draw:stroke="none" svg:stroke-color="#000000" draw:fill="solid" draw:fill-color="#ffffcc" draw:auto-grow-height="true" draw:auto-grow-width="false" fo:max-height="0cm" fo:min-height="6.15cm" draw:shadow="visible" draw:shadow-offset-x="0.3cm" draw:shadow-offset-y="0.3cm"/>
    </style:style>
    <style:style style:name="gr16" style:family="graphic" style:parent-style-name="standard">
      <style:graphic-properties draw:stroke="none" draw:fill="solid" draw:fill-color="#ccffcc" fo:min-height="15.479cm" draw:shadow="visible" draw:shadow-offset-x="0.3cm" draw:shadow-offset-y="0.3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18" style:family="graphic" style:parent-style-name="standard">
      <style:graphic-properties draw:stroke="none" draw:fill="solid" draw:fill-color="#ccffcc" fo:min-height="14.005cm" draw:shadow="visible" draw:shadow-offset-x="0.3cm" draw:shadow-offset-y="0.3cm"/>
    </style:style>
    <style:style style:name="gr19" style:family="graphic" style:parent-style-name="standard">
      <style:graphic-properties draw:stroke="none" draw:fill="solid" draw:fill-color="#ffccff" fo:min-height="6.35cm" draw:shadow="visible" draw:shadow-offset-x="0.3cm" draw:shadow-offset-y="0.3cm"/>
    </style:style>
    <style:style style:name="gr20" style:family="graphic" style:parent-style-name="standard">
      <style:graphic-properties draw:stroke="none" draw:fill="solid" draw:fill-color="#ccffcc" fo:min-height="16.65cm" draw:shadow="visible" draw:shadow-offset-x="0.3cm" draw:shadow-offset-y="0.3cm"/>
    </style:style>
    <style:style style:name="gr21" style:family="graphic" style:parent-style-name="standard">
      <style:graphic-properties draw:stroke="none" draw:fill="solid" draw:fill-color="#ccffcc" fo:min-height="16.85cm" draw:shadow="visible" draw:shadow-offset-x="0.3cm" draw:shadow-offset-y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="solid" draw:fill-color="#ffffcc" fo:min-height="12.179cm" draw:shadow="visible" draw:shadow-offset-x="0.3cm" draw:shadow-offset-y="0.3cm" draw:shadow-color="#cccccc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fill="solid" draw:fill-color="#ffffcc" fo:min-height="11.929cm" draw:shadow="visible" draw:shadow-offset-x="0.3cm" draw:shadow-offset-y="0.3cm" draw:shadow-color="#808080"/>
    </style:style>
    <style:style style:name="pr5" style:family="presentation" style:parent-style-name="Standard-title">
      <style:graphic-properties fo:min-height="2.163cm"/>
    </style:style>
    <style:style style:name="P1" style:family="paragraph">
      <style:paragraph-properties fo:margin-top="0cm" fo:margin-bottom="1cm" fo:text-align="start"/>
    </style:style>
    <style:style style:name="P2" style:family="paragraph">
      <style:text-properties style:font-name="Liberation Mono1"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style:font-name="Courier 10 Pitch1" fo:font-size="24pt" style:font-size-asian="24pt" style:font-size-complex="24pt"/>
    </style:style>
    <style:style style:name="P5" style:family="paragraph">
      <style:text-properties style:font-name="Courier 10 Pitch1"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text-properties style:font-name="Courier 10 Pitch1" fo:font-size="20pt" style:font-size-asian="20pt" style:font-size-complex="20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style:font-name="Courier 10 Pitch1" fo:font-size="26pt" style:font-size-asian="26pt" style:font-size-complex="26pt"/>
    </style:style>
    <style:style style:name="P10" style:family="paragraph">
      <style:text-properties style:font-name="Courier 10 Pitch1" fo:font-size="22pt" style:font-size-asian="22pt" style:font-size-complex="22pt"/>
    </style:style>
    <style:style style:name="P11" style:family="paragraph">
      <style:text-properties style:font-name="Courier 10 Pitch1" fo:font-size="19pt" style:font-size-asian="19pt" style:font-size-complex="19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Courier 10 Pitch1" fo:font-size="22pt" style:font-size-asian="22pt" style:font-size-complex="22pt"/>
    </style:style>
    <style:style style:name="P14" style:family="paragraph">
      <style:text-properties style:font-name="DejaVu Sans"/>
    </style:style>
    <style:style style:name="P15" style:family="paragraph">
      <style:paragraph-properties fo:text-align="center"/>
      <style:text-properties style:font-name="Courier 10 Pitch1" fo:font-size="32pt" style:font-size-asian="32pt" style:font-size-complex="32pt"/>
    </style:style>
    <style:style style:name="T1" style:family="text">
      <style:text-properties style:font-name="Liberation Mono1" fo:font-size="26pt" style:font-size-asian="26pt" style:font-size-complex="26pt"/>
    </style:style>
    <style:style style:name="T2" style:family="text">
      <style:text-properties style:font-name="Courier 10 Pitch1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 10 Pitch1" fo:font-size="24pt" style:font-size-asian="24pt" style:font-size-complex="24pt"/>
    </style:style>
    <style:style style:name="T5" style:family="text">
      <style:text-properties style:font-name="DejaVu Sans"/>
    </style:style>
    <style:style style:name="T6" style:family="text">
      <style:text-properties style:font-name="Courier 10 Pitch1" fo:font-size="28pt" style:font-size-asian="28pt" style:font-size-complex="28pt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 fo:font-size="26pt" style:font-size-asian="26pt" style:font-size-complex="26pt"/>
    </style:style>
    <style:style style:name="T9" style:family="text">
      <style:text-properties style:font-name="Liberation Mono1" fo:font-size="18pt" style:font-size-asian="18pt" style:font-size-complex="18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Courier 10 Pitch1" fo:font-size="22pt" style:font-size-asian="22pt" style:font-size-complex="22pt"/>
    </style:style>
    <style:style style:name="T13" style:family="text">
      <style:text-properties style:font-name="Courier 10 Pitch1" fo:font-size="19pt" style:font-size-asian="19pt" style:font-size-complex="19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CPP</text:p>
          </draw:text-box>
        </draw:frame>
        <draw:frame presentation:style-name="pr2" draw:text-style-name="P1" draw:layer="layout" svg:width="26.4cm" svg:height="12.179cm" svg:x="0.8cm" svg:y="4.914cm" presentation:class="subtitle" presentation:user-transformed="true">
          <draw:text-box>
            <text:list text:style-name="L1">
              <text:list-item>
                <text:p text:style-name="P1">Eine der frühen objektorientierten Programmiersprachen</text:p>
              </text:list-item>
              <text:list-item>
                <text:p text:style-name="P1">Entwickelt von Bjarne_Stroustrup</text:p>
              </text:list-item>
              <text:list-item>
                <text:p text:style-name="P1">(<text:a xlink:href="https://en.wikipedia.org/wiki/Bjarne_Stroustrup" xlink:type="simple">https://en.wikipedia.org/wiki/Bjarne_Stroustrup</text:a><text:tab/>)</text:p>
              </text:list-item>
              <text:list-item>
                <text:p text:style-name="P1">Zuvor Simula 67 als erste objektorientierte Spr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in paar Kleinigkeiten zum Einstieg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Includes und Namensräume</text:p>
              </text:list-item>
              <text:list-item>
                <text:p>Ausgabe in C++</text:p>
              </text:list-item>
              <text:list-item>
                <text:p>Ausgabeformatierung mit Manipulatoren</text:p>
              </text:list-item>
              <text:list-item>
                <text:p>Eingabe in C++</text:p>
              </text:list-item>
              <text:list-item>
                <text:p>Defaultargumente in C++</text:p>
              </text:list-item>
              <text:list-item>
                <text:p>Überladene Funktionen</text:p>
              </text:list-item>
              <text:list-item>
                <text:p>Referen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orab das übliche Hello</text:p>
          </draw:text-box>
        </draw:frame>
        <draw:frame draw:style-name="gr2" draw:text-style-name="P2" draw:layer="layout" svg:width="26.4cm" svg:height="13.562cm" svg:x="0.8cm" svg:y="5.838cm">
          <draw:text-box>
            <text:p><text:span text:style-name="T1">#include &lt;iostream&gt;</text:span></text:p>
            <text:p><text:span text:style-name="T1"/></text:p>
            <text:p><text:span text:style-name="T1">using namespace std;</text:span></text:p>
            <text:p><text:span text:style-name="T1"/></text:p>
            <text:p><text:span text:style-name="T1">int main()</text:span></text:p>
            <text:p><text:span text:style-name="T1">{</text:span></text:p>
            <text:p><text:span text:style-name="T1"><text:s text:c="2"/></text:span><text:span text:style-name="T1">cout &lt;&lt; "hello you";</text:span></text:p>
            <text:p><text:span text:style-name="T1"><text:s text:c="2"/></text:span><text:span text:style-name="T1">cout &lt;&lt; endl;</text:span></text:p>
            <text:p><text:span text:style-name="T1"><text:s text:c="2"/></text:span><text:span text:style-name="T1">cout &lt;&lt; "hello you – short version" &lt;&lt; endl;</text:span></text:p>
            <text:p><text:span text:style-name="T1"><text:s text:c="2"/></text:span><text:span text:style-name="T1">return 0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cludes</text:p>
          </draw:text-box>
        </draw:frame>
        <draw:frame presentation:style-name="pr4" draw:layer="layout" svg:width="25.199cm" svg:height="8.693cm" svg:x="1.4cm" svg:y="8.4cm" presentation:class="outline" presentation:user-transformed="true">
          <draw:text-box>
            <text:list text:style-name="L2">
              <text:list-item>
                <text:p>Includefiles ohne .h</text:p>
              </text:list-item>
              <text:list-item>
                <text:p>Iostream – das Includefile für die Standard-I/O</text:p>
              </text:list-item>
              <text:list-item>
                <text:p>c- Includefiles werden auch ohne .h, dafür mit einem führenden c angegeben (z.B.: <text:span text:style-name="T2">#include</text:span> <text:span text:style-name="T2">&lt;cstring&gt;</text:span>)</text:p>
              </text:list-item>
            </text:list>
          </draw:text-box>
        </draw:frame>
        <draw:frame draw:style-name="gr3" draw:text-style-name="P3" draw:layer="layout" svg:width="9.009cm" svg:height="1.204cm" svg:x="1.391cm" svg:y="4.343cm">
          <draw:text-box>
            <text:p><text:span text:style-name="T3">#include &lt;iostrea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2.163cm" svg:x="1.4cm" svg:y="0.837cm" presentation:class="title" presentation:user-transformed="true">
          <draw:text-box>
            <text:p>Namensräume</text:p>
          </draw:text-box>
        </draw:frame>
        <draw:frame presentation:style-name="pr4" draw:layer="layout" svg:width="25.199cm" svg:height="14.4cm" svg:x="1.4cm" svg:y="6.2cm" presentation:class="outline" presentation:user-transformed="true">
          <draw:text-box>
            <text:list text:style-name="L2">
              <text:list-item>
                <text:p>Namensräume kennen wir in c von Strukturen. In Strukturen können wir Bezeichner verwenden, die es in der Umgebung ebenfalls gibt.</text:p>
              </text:list-item>
              <text:list-item>
                <text:p>In C++ können wir Namensräume auch außerhalb von Strukturen definieren (Beispiel nächste Folie).</text:p>
              </text:list-item>
              <text:list-item>
                <text:p>Namen aus einem Namensraum müssen voll Qualifiziert angegeben werden, das heißt, Sie werden gebildet aus Namen des Namensraumes :: Bezeichner.</text:p>
              </text:list-item>
              <text:list-item>
                <text:p>Mit using namespace ... können wir den ersten Teil des Bezeichners weglassen</text:p>
              </text:list-item>
            </text:list>
          </draw:text-box>
        </draw:frame>
        <draw:frame draw:style-name="gr3" draw:text-style-name="P4" draw:layer="layout" svg:width="11.209cm" svg:height="1.233cm" svg:x="1.391cm" svg:y="3.943cm">
          <draw:text-box>
            <text:p><text:span text:style-name="T4">using namespace std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eispiel Namensräume</text:p>
          </draw:text-box>
        </draw:frame>
        <draw:frame draw:style-name="gr4" draw:text-style-name="P4" draw:layer="layout" svg:width="13cm" svg:height="14.2cm" svg:x="0.7cm" svg:y="4.8cm">
          <draw:text-box>
            <text:p><text:span text:style-name="T4">#include &lt;iostream&gt;</text:span></text:p>
            <text:p><text:span text:style-name="T4">using namespace std;</text:span></text:p>
            <text:p><text:span text:style-name="T4"/></text:p>
            <text:p><text:span text:style-name="T4">namespace first</text:span></text:p>
            <text:p><text:span text:style-name="T4">{</text:span></text:p>
            <text:p><text:span text:style-name="T4"><text:s text:c="2"/></text:span><text:span text:style-name="T4">int x = 5;</text:span></text:p>
            <text:p><text:span text:style-name="T4"><text:s text:c="2"/></text:span><text:span text:style-name="T4">int y = 10;</text:span></text:p>
            <text:p><text:span text:style-name="T4">}</text:span></text:p>
            <text:p><text:span text:style-name="T4"/></text:p>
            <text:p><text:span text:style-name="T4">namespace second</text:span></text:p>
            <text:p><text:span text:style-name="T4">{</text:span></text:p>
            <text:p><text:span text:style-name="T4"><text:s text:c="2"/></text:span><text:span text:style-name="T4">double x = 3.1416;</text:span></text:p>
            <text:p><text:span text:style-name="T4"><text:s text:c="2"/></text:span><text:span text:style-name="T4">double y = 2.7183;</text:span></text:p>
            <text:p><text:span text:style-name="T4">}</text:span></text:p>
          </draw:text-box>
        </draw:frame>
        <draw:frame draw:style-name="gr5" draw:text-style-name="P3" draw:layer="layout" svg:width="12.2cm" svg:height="8.828cm" svg:x="14.6cm" svg:y="4.849cm">
          <draw:text-box>
            <text:p><text:span text:style-name="T3">int main () </text:span></text:p>
            <text:p><text:span text:style-name="T3">{</text:span></text:p>
            <text:p><text:span text:style-name="T3"><text:s text:c="2"/></text:span><text:span text:style-name="T3">using namespace first;</text:span></text:p>
            <text:p><text:span text:style-name="T3"><text:s text:c="2"/></text:span><text:span text:style-name="T3">cout &lt;&lt; x &lt;&lt; endl;</text:span></text:p>
            <text:p><text:span text:style-name="T3"><text:s text:c="2"/></text:span><text:span text:style-name="T3">cout &lt;&lt; y &lt;&lt; endl;</text:span></text:p>
            <text:p><text:span text:style-name="T3"><text:s text:c="2"/></text:span><text:span text:style-name="T3">cout &lt;&lt; second::x &lt;&lt; endl;</text:span></text:p>
            <text:p><text:span text:style-name="T3"><text:s text:c="2"/></text:span><text:span text:style-name="T3">cout &lt;&lt; second::y &lt;&lt; endl;</text:span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amensräume</text:p>
          </draw:text-box>
        </draw:frame>
        <draw:frame presentation:style-name="pr4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Im Beispiel werden Zwei Namensräume first und second definiert</text:p>
              </text:list-item>
              <text:list-item>
                <text:p>In beiden Namensräumen gibt es die Bezeichner x und y mit unterschiedlichem Typ</text:p>
              </text:list-item>
              <text:list-item>
                <text:p>first::x bildet einen voll qualifizierten Bezeichner, ebenso, wie second::x.</text:p>
              </text:list-item>
              <text:list-item>
                <text:p>Nach Angabe von <text:span text:style-name="T2">using namespace first; </text:span><text:s text:c="3"/>kann die Angabe first:: entfallen.</text:p>
              </text:list-item>
              <text:list-item>
                <text:p>Es muss aber immer eine eindeutige Zuordnung gewährleistet sei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amensräume</text:p>
          </draw:text-box>
        </draw:frame>
        <draw:frame presentation:style-name="pr4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<text:span text:style-name="T2">using namespace first; </text:span><text:s text:c="4"/>und <text:s/><text:span text:style-name="T2">using namespace second; <text:s/></text:span><text:span text:style-name="T5">schließen einander unbedingt aus (entweder/oder)</text:span></text:p>
              </text:list-item>
              <text:list-item>
                <text:p><text:span text:style-name="T5">Zur Nutzung er Standardheader ist die Angabe von </text:span><text:span text:style-name="T2">using namespace std; </text:span><text:span text:style-name="T5">sinnvoll, ansonsten müssen alle verwendeten Bezeichner aus der lib mit </text:span><text:span text:style-name="T2">std::</text:span><text:span text:style-name="T5"> qualifiziert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-0.063cm" presentation:class="title" presentation:user-transformed="true">
          <draw:text-box>
            <text:p>Die main-Funktion<text:line-break/>zurück zu hello.cpp</text:p>
          </draw:text-box>
        </draw:frame>
        <draw:frame presentation:style-name="pr4" draw:layer="layout" svg:width="9.6cm" svg:height="15cm" svg:x="1.4cm" svg:y="4.9cm" presentation:class="outline" presentation:user-transformed="true">
          <draw:text-box>
            <text:list text:style-name="L2">
              <text:list-item>
                <text:p>Eine gute, alte Bekanne aus c-Zeiten.</text:p>
              </text:list-item>
              <text:list-item>
                <text:p>Ist aufgebaut, wie in c.</text:p>
              </text:list-item>
            </text:list>
          </draw:text-box>
        </draw:frame>
        <draw:frame draw:style-name="gr6" draw:text-style-name="P5" draw:layer="layout" svg:width="13cm" svg:height="7.109cm" svg:x="12.8cm" svg:y="12.7cm">
          <draw:text-box>
            <text:p><text:span text:style-name="T6">int main(int argc,</text:span></text:p>
            <text:p><text:span text:style-name="T6"><text:s text:c="9"/></text:span><text:span text:style-name="T6">char*argv[])</text:span></text:p>
            <text:p><text:span text:style-name="T6">{</text:span></text:p>
            <text:p><text:span text:style-name="T6"><text:s text:c="2"/></text:span><text:span text:style-name="T6">. . . .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draw:frame draw:style-name="gr6" draw:text-style-name="P5" draw:layer="layout" svg:width="9.6cm" svg:height="6.2cm" svg:x="12.75cm" svg:y="5.15cm">
          <draw:text-box>
            <text:p><text:span text:style-name="T6">int main()</text:span></text:p>
            <text:p><text:span text:style-name="T6">{</text:span></text:p>
            <text:p><text:span text:style-name="T6"><text:s text:c="2"/></text:span><text:span text:style-name="T6">. . . .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 auf Konsole</text:p>
          </draw:text-box>
        </draw:frame>
        <draw:frame presentation:style-name="pr4" draw:layer="layout" svg:width="25.199cm" svg:height="14.4cm" svg:x="1.4cm" svg:y="6.2cm" presentation:class="outline" presentation:user-transformed="true">
          <draw:text-box>
            <text:list text:style-name="L2">
              <text:list-item>
                <text:p><text:span text:style-name="T2">cout</text:span> ist ein Ausgabekanal</text:p>
              </text:list-item>
              <text:list-item>
                <text:p>Der voll qualifizierte Name ist <text:span text:style-name="T2">std::cout</text:span></text:p>
              </text:list-item>
              <text:list-item>
                <text:p><text:s/><text:span text:style-name="T2">&lt;&lt;</text:span> ist der Insertionoperator. Er fügt Daten in den Datenausgabestrom ein, in unserem Falle die Zeichenkette <text:span text:style-name="T2">“hello you“</text:span>, die wie in c nullterminiert und vom Typ <text:span text:style-name="T2">char*</text:span> bzw. <text:span text:style-name="T2">const char*</text:span> ist.</text:p>
              </text:list-item>
              <text:list-item>
                <text:p><text:span text:style-name="T2">cout&lt;&lt;endl;</text:span> bewirkt die Ausgabe eines Zeilenumbruchs.</text:p>
              </text:list-item>
            </text:list>
          </draw:text-box>
        </draw:frame>
        <draw:frame draw:style-name="gr3" draw:text-style-name="P4" draw:layer="layout" svg:width="14.609cm" svg:height="2.343cm" svg:x="1.241cm" svg:y="3.094cm">
          <draw:text-box>
            <text:p><text:span text:style-name="T1">cout &lt;&lt; "hello you";</text:span></text:p>
            <text:p><text:span text:style-name="T1">cout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 auf Konsole</text:p>
          </draw:text-box>
        </draw:frame>
        <draw:frame presentation:style-name="pr4" draw:layer="layout" svg:width="25.199cm" svg:height="13cm" svg:x="1.4cm" svg:y="5.6cm" presentation:class="outline" presentation:user-transformed="true">
          <draw:text-box>
            <text:list text:style-name="L2">
              <text:list-item>
                <text:p>Mehrere Ausgaben können auch, wie oben zu sehen, zusammengefasst werden.</text:p>
              </text:list-item>
            </text:list>
          </draw:text-box>
        </draw:frame>
        <draw:frame draw:style-name="gr3" draw:text-style-name="P4" draw:layer="layout" svg:width="25.359cm" svg:height="1.297cm" svg:x="1.241cm" svg:y="3.094cm">
          <draw:text-box>
            <text:p><text:span text:style-name="T1">cout &lt;&lt; "hello you – short version"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 auf Konsole</text:p>
          </draw:text-box>
        </draw:frame>
        <draw:frame presentation:style-name="pr4" draw:layer="layout" svg:width="25.199cm" svg:height="13cm" svg:x="1.4cm" svg:y="5.6cm" presentation:class="outline" presentation:user-transformed="true">
          <draw:text-box>
            <text:list text:style-name="L2">
              <text:list-item>
                <text:p>Mehrere Ausgaben können auch, wie oben zu sehen, zusammengefasst werden.</text:p>
              </text:list-item>
            </text:list>
          </draw:text-box>
        </draw:frame>
        <draw:frame draw:style-name="gr3" draw:text-style-name="P4" draw:layer="layout" svg:width="25.359cm" svg:height="1.297cm" svg:x="1.241cm" svg:y="3.094cm">
          <draw:text-box>
            <text:p><text:span text:style-name="T1">cout &lt;&lt; "hello you – short version"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2.163cm" svg:x="1.4cm" svg:y="0.037cm" presentation:class="title" presentation:user-transformed="true">
          <draw:text-box>
            <text:p>helloInt.cpp</text:p>
          </draw:text-box>
        </draw:frame>
        <draw:frame draw:style-name="gr3" draw:text-style-name="P7" draw:layer="layout" svg:width="25.359cm" svg:height="18.335cm" svg:x="1.241cm" svg:y="2.194cm">
          <draw:text-box>
            <text:p><text:span text:style-name="T7">#include &lt;iostream&gt;</text:span></text:p>
            <text:p><text:span text:style-name="T7">#include &lt;cerrno&gt;</text:span></text:p>
            <text:p><text:span text:style-name="T7">#include &lt;cstdlib&gt;</text:span></text:p>
            <text:p><text:span text:style-name="T7"/></text:p>
            <text:p><text:span text:style-name="T7">using namespace std;</text:span></text:p>
            <text:p><text:span text:style-name="T7"/></text:p>
            <text:p><text:span text:style-name="T7">int main(int argc, char*argv[])</text:span></text:p>
            <text:p><text:span text:style-name="T7">{</text:span></text:p>
            <text:p><text:span text:style-name="T7"><text:s text:c="2"/></text:span><text:span text:style-name="T7">if (argc!=2)</text:span></text:p>
            <text:p><text:span text:style-name="T7"><text:s text:c="2"/></text:span><text:span text:style-name="T7">{</text:span></text:p>
            <text:p><text:span text:style-name="T7"><text:s text:c="4"/></text:span><text:span text:style-name="T7">cerr&lt;&lt;"usage "&lt;&lt; argv[0] &lt;&lt; " &lt;numeral&gt;" &lt;&lt; endl;</text:span></text:p>
            <text:p><text:span text:style-name="T7"><text:s text:c="4"/></text:span><text:span text:style-name="T7">exit (EPERM);</text:span></text:p>
            <text:p><text:span text:style-name="T7"><text:s text:c="2"/></text:span><text:span text:style-name="T7">}</text:span></text:p>
            <text:p><text:span text:style-name="T7"><text:s text:c="2"/></text:span><text:span text:style-name="T7">else</text:span></text:p>
            <text:p><text:span text:style-name="T7"><text:s text:c="2"/></text:span><text:span text:style-name="T7">{</text:span></text:p>
            <text:p><text:span text:style-name="T7"><text:s text:c="4"/></text:span><text:span text:style-name="T7">int i=atoi(argv[1]);</text:span></text:p>
            <text:p><text:span text:style-name="T7"><text:s text:c="4"/></text:span><text:span text:style-name="T7">cout &lt;&lt; "Zahl <text:s text:c="3"/>:"&lt;&lt; i &lt;&lt;endl;</text:span></text:p>
            <text:p><text:span text:style-name="T7"><text:s text:c="4"/></text:span><text:span text:style-name="T7">i+=1;</text:span></text:p>
            <text:p><text:span text:style-name="T7"><text:s text:c="4"/></text:span><text:span text:style-name="T7">cout &lt;&lt; "Zahl+1 <text:s/>:"&lt;&lt; i &lt;&lt;endl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turn 0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C-Headerfiles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Um atoi , exit und errorcodes verwenden zu können, benötigen wir c-System-Includefiles.</text:p>
              </text:list-item>
              <text:list-item>
                <text:p>Sie werden in der Fom oben includiert.</text:p>
              </text:list-item>
              <text:list-item>
                <text:p>Für benutzerdefinierte Headerfiles ergibt sich kein Unterschied. Sie werden weiter in ““ eingeschlossen und haben die Extension .h oder .hpp oder manchmal auch .hxx. </text:p>
              </text:list-item>
            </text:list>
          </draw:text-box>
        </draw:frame>
        <draw:frame draw:style-name="gr7" draw:text-style-name="P4" draw:layer="layout" svg:width="10.359cm" svg:height="2.706cm" svg:x="1.241cm" svg:y="3.094cm">
          <draw:text-box>
            <text:p><text:span text:style-name="T4">#include &lt;cerrno&gt;</text:span></text:p>
            <text:p><text:span text:style-name="T4">#include &lt;cstdlib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Standardfehlerausgabe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cerr ist der Standardfehlerausgabekanal und entspricht stderr in c</text:p>
              </text:list-item>
              <text:list-item>
                <text:p>Betriebssystemseitig entspricht cerr der Filehandle/Filedeskriptor 2</text:p>
              </text:list-item>
              <text:list-item>
                <text:p>cout entspreicht dem Filehandle/Filedeskriptor 1, eben Standardausgabe.</text:p>
              </text:list-item>
            </text:list>
          </draw:text-box>
        </draw:frame>
        <draw:frame draw:style-name="gr8" draw:text-style-name="P4" draw:layer="layout" svg:width="25.759cm" svg:height="1.506cm" svg:x="1.241cm" svg:y="3.094cm">
          <draw:text-box>
            <text:p><text:span text:style-name="T4">cerr&lt;&lt;"usage "&lt;&lt; argv[0] &lt;&lt; " &lt;numeral&gt;"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Standardfehlerausgabe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In dieser Zeile wird in einer Anweisung eine Zeichenkette, eine Zahl und das Zeilenende ausgegeben.</text:p>
              </text:list-item>
              <text:list-item>
                <text:p>Dabei erfolgt eine Standardformatierung bei der Zahlenausgabe, ähnlich wie bei <text:span text:style-name="T2">printf</text:span> mit <text:span text:style-name="T2">%d</text:span> ohne weitere Formatangabe</text:p>
              </text:list-item>
            </text:list>
          </draw:text-box>
        </draw:frame>
        <draw:frame draw:style-name="gr8" draw:text-style-name="P4" draw:layer="layout" svg:width="17.159cm" svg:height="1.506cm" svg:x="1.241cm" svg:y="3.094cm">
          <draw:text-box>
            <text:p><text:span text:style-name="T4">cout &lt;&lt; "Zahl <text:s text:c="3"/>:" &lt;&lt; i &lt;&lt;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Die Formatierung erfolgt in C++ ebenfalls mit dem Insertionoperator &lt;&lt;</text:p>
              </text:list-item>
              <text:list-item>
                <text:p>Zur Formatierung werden Manipulatoren benutzt</text:p>
              </text:list-item>
              <text:list-item>
                <text:p>Manipulatoren werden in die Augabefolge, wie auszugebende Werte eingefüg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4.2cm" svg:height="8.8cm" svg:x="1.4cm" svg:y="11.2cm" presentation:class="outline" presentation:user-transformed="true">
          <draw:text-box>
            <text:list text:style-name="L2">
              <text:list-item>
                <text:p>Mit setw wird die Ausgabefeldweite eingestellt</text:p>
              </text:list-item>
              <text:list-item>
                <text:p>Diese Angabe ist für die jeweils nächste Ausgabe gültig</text:p>
              </text:list-item>
              <text:list-item>
                <text:p>Mit left und right wird die Ausrichtung der Ausgabe im Ausgabefeld festgelegt. Diese Einstellung bleibt bis zur nächsten Änderung erhalten.</text:p>
              </text:list-item>
            </text:list>
          </draw:text-box>
        </draw:frame>
        <draw:frame draw:style-name="gr9" draw:text-style-name="P4" draw:layer="layout" svg:width="23.743cm" svg:height="3.197cm" svg:x="1.6cm" svg:y="3.011cm">
          <draw:text-box>
            <text:p><text:span text:style-name="T4">cout &lt;&lt; setw(8)&lt;&lt; left &lt;&lt;"Zahl:"</text:span></text:p>
            <text:p><text:span text:style-name="T4"><text:tab/></text:span><text:span text:style-name="T4"><text:tab/></text:span><text:span text:style-name="T4">&lt;&lt; setw(6)&lt;&lt; right&lt;&lt; i </text:span></text:p>
            <text:p><text:span text:style-name="T4"><text:tab/></text:span><text:span text:style-name="T4"><text:tab/></text:span><text:span text:style-name="T4">&lt;&lt; endl;</text:span></text:p>
          </draw:text-box>
        </draw:frame>
        <draw:frame draw:style-name="gr10" draw:text-style-name="P4" draw:layer="layout" svg:width="8.2cm" svg:height="2.215cm" svg:x="1.8cm" svg:y="7.4cm">
          <draw:text-box>
            <text:p><text:span text:style-name="T4">Zahl: <text:s text:c="6"/>12</text:span></text:p>
            <text:p><text:span text:style-name="T4">Zahl+1: <text:s text:c="4"/>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6.4cm" svg:height="12.9cm" svg:x="0.6cm" svg:y="3.5cm" presentation:class="outline" presentation:user-transformed="true">
          <draw:text-box>
            <text:list text:style-name="L2">
              <text:list-item>
                <text:p>Informationen zu den Manipulatoren sind unter <text:span text:style-name="T8"><text:a xlink:href="http://www.cplusplus.com/reference/iomanip/" xlink:type="simple">http://www.cplusplus.com/reference/iomanip/</text:a></text:span><text:span text:style-name="T8"> </text:span><text:s/>zu finden.</text:p>
              </text:list-item>
              <text:list-item>
                <text:p>Die wichtigsten Manipulatoen hier sind:</text:p>
                <text:list>
                  <text:list-item>
                    <text:p><text:span text:style-name="T2">setfill</text:span><text:tab/> <text:s/>(Füllzeichen setzen)</text:p>
                  </text:list-item>
                  <text:list-item>
                    <text:p><text:span text:style-name="T2">setw</text:span> <text:s/>(Ausgabefeldlänge in Zeichen setzen)</text:p>
                  </text:list-item>
                  <text:list-item>
                    <text:p><text:span text:style-name="T2">setprecision</text:span> (Anzahl der Kommastell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>Weitere Manipulatoren beeinflussen die Ausgabe über Flags</text:p>
              </text:list-item>
              <text:list-item>
                <text:p>Informationen zu diesen Manipulatoren sind unter <text:span text:style-name="T8">http://www.cplusplus.com/reference/ios/</text:span> im Abschnitt „Format flag manipulators (functions)“</text:p>
              </text:list-item>
              <text:list-item>
                <text:p>Die wichtigsten Manipulatoren hier sind:</text:p>
                <text:list>
                  <text:list-item>
                    <text:p><text:span text:style-name="T2">hex, oct, dec</text:span> (Zahlenbasis für die Ausgabekonvertierung)</text:p>
                  </text:list-item>
                  <text:list-item>
                    <text:p><text:span text:style-name="T2">left, right</text:span> (Orientierung links-/rechtsbündige Ausgabe – nur wirksam in Verbindung mit setw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2.465cm" svg:x="1.4cm" svg:y="0.286cm" presentation:class="title" presentation:user-transformed="true">
          <draw:text-box>
            <text:p>Eingabe<text:line-break/><text:span text:style-name="T9">http://www.cplusplus.com/reference/istream/istream/operator&gt;&gt;</text:span></text:p>
          </draw:text-box>
        </draw:frame>
        <draw:frame presentation:style-name="pr4" draw:text-style-name="P8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><text:span text:style-name="T10">Die Eingabe erfolgt von cin, dem Datenstrom der Standardeingabe</text:span></text:p>
              </text:list-item>
              <text:list-item>
                <text:p><text:span text:style-name="T10">Der Operator für die Eingabe ist der Extractionoperator &gt;&gt;, der Daten aus dem Datenstrom herauszieht, und in den Typ der Zielvariablen konvertiert.</text:span></text:p>
              </text:list-item>
              <text:list-item>
                <text:p><text:span text:style-name="T10">Text wird jeweils nur bis zum nächsten Trennzeichen eingelesen</text:span></text:p>
              </text:list-item>
              <text:list-item>
                <text:p><text:span text:style-name="T10">Aber Achtung!!! Bei Eingabe von Zeichenketten, die länger als der bereitgestellte Zielspeicherbereich sind, kommt es zum Überschreiben von angrenzenden Bereichen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Beispiel1</text:p>
          </draw:text-box>
        </draw:frame>
        <draw:frame draw:style-name="gr11" draw:text-style-name="P9" draw:layer="layout" svg:width="25.8cm" svg:height="17.373cm" svg:x="1.2cm" svg:y="2.746cm">
          <draw:text-box>
            <text:p><text:span text:style-name="T8">#include &lt;iostream&gt;</text:span></text:p>
            <text:p><text:span text:style-name="T8">#include &lt;iomanip&gt;</text:span></text:p>
            <text:p><text:span text:style-name="T8">using namespace std;</text:span></text:p>
            <text:p><text:span text:style-name="T8"/></text:p>
            <text:p><text:span text:style-name="T8">int main(int argc, char*argv[])</text:span></text:p>
            <text:p><text:span text:style-name="T8">{</text:span></text:p>
            <text:p><text:span text:style-name="T8"><text:s/></text:span><text:span text:style-name="T8">char myStr1[16], myStr2[16];</text:span></text:p>
            <text:p><text:span text:style-name="T8"><text:s/></text:span><text:span text:style-name="T8">cout&lt;&lt; "Eingabe 1: ";</text:span></text:p>
            <text:p><text:span text:style-name="T8"><text:s/></text:span><text:span text:style-name="T11">cin &gt;&gt; myStr1;</text:span></text:p>
            <text:p><text:span text:style-name="T8"><text:s/></text:span><text:span text:style-name="T8">cout&lt;&lt; "Eingabe 2: ";</text:span></text:p>
            <text:p><text:span text:style-name="T11"><text:s/></text:span><text:span text:style-name="T11">cin &gt;&gt; myStr2;</text:span></text:p>
            <text:p><text:span text:style-name="T8"><text:s/></text:span><text:span text:style-name="T8">cout&lt;&lt; "Str1: " &lt;&lt;myStr1&lt;&lt;endl;</text:span></text:p>
            <text:p><text:span text:style-name="T8"><text:s/></text:span><text:span text:style-name="T8">cout&lt;&lt; "Str2: " &lt;&lt;myStr2&lt;&lt;endl; </text:span></text:p>
            <text:p><text:span text:style-name="T8"><text:s/></text:span></text:p>
            <text:p><text:span text:style-name="T8"><text:s/></text:span><text:span text:style-name="T8">return 0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Beispiel1</text:p>
          </draw:text-box>
        </draw:frame>
        <draw:frame presentation:style-name="pr4" draw:layer="layout" svg:width="26.4cm" svg:height="11.95cm" svg:x="0.75cm" svg:y="8cm" presentation:class="outline" presentation:user-transformed="true">
          <draw:text-box>
            <text:list text:style-name="L2">
              <text:list-item>
                <text:p>Im linken Kasten funktioniert alles, wie erwartet, die eingegebenen Zeichen passen problemlos in die Variablen.</text:p>
              </text:list-item>
              <text:list-item>
                <text:p>Im rechten Kasten wurden mehr als 15 Zeichen (treminierende 0 beachten!!) eingegeben, es kommt zu Überschreibung.</text:p>
              </text:list-item>
            </text:list>
          </draw:text-box>
        </draw:frame>
        <draw:frame draw:style-name="gr12" draw:text-style-name="P10" draw:layer="layout" svg:width="8.1cm" svg:height="3.859cm" svg:x="0.9cm" svg:y="2.8cm">
          <draw:text-box>
            <text:p><text:span text:style-name="T12">Eingabe 1: hallo</text:span></text:p>
            <text:p><text:span text:style-name="T12">Eingabe 2: spass</text:span></text:p>
            <text:p><text:span text:style-name="T12">Str1:hallo</text:span></text:p>
            <text:p><text:span text:style-name="T12">Str2:spass</text:span></text:p>
          </draw:text-box>
        </draw:frame>
        <draw:frame draw:style-name="gr12" draw:text-style-name="P11" draw:layer="layout" svg:width="17.6cm" svg:height="4.146cm" svg:x="9.6cm" svg:y="2.851cm">
          <draw:text-box>
            <text:p><text:span text:style-name="T13">Eingabe 1: 123456789012345678901234567890</text:span></text:p>
            <text:p><text:span text:style-name="T13">Eingabe 2: hallo</text:span></text:p>
            <text:p><text:span text:style-name="T13">Str1: 1234567890123456hallo</text:span></text:p>
            <text:p><text:span text:style-name="T13">Str2: hallo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Leicht geänderter Quelltext</text:p>
          </draw:text-box>
        </draw:frame>
        <draw:frame draw:style-name="gr13" draw:text-style-name="P10" draw:layer="layout" svg:width="17.2cm" svg:height="8.369cm" svg:x="1.2cm" svg:y="2.746cm">
          <draw:text-box>
            <text:p><text:span text:style-name="T12"><text:s/></text:span><text:span text:style-name="T12">char myStr1[16]="", myStr2[16]="";</text:span></text:p>
            <text:p><text:span text:style-name="T12"><text:s/></text:span><text:span text:style-name="T12">cout&lt;&lt; "Eingabe 1: ";</text:span></text:p>
            <text:p><text:span text:style-name="T12"><text:s/></text:span><text:span text:style-name="T12">cin &gt;&gt; myStr1;</text:span></text:p>
            <text:p><text:span text:style-name="T12"><text:s/></text:span><text:span text:style-name="T12">cout&lt;&lt; "Str1: " &lt;&lt;myStr1&lt;&lt;endl;</text:span></text:p>
            <text:p><text:span text:style-name="T12"><text:s/></text:span><text:span text:style-name="T12">cout&lt;&lt; "Str2: " &lt;&lt;myStr2&lt;&lt;endl;</text:span></text:p>
            <text:p><text:span text:style-name="T12"><text:s/></text:span><text:span text:style-name="T12">cout&lt;&lt; "Eingabe 2: ";</text:span></text:p>
            <text:p><text:span text:style-name="T12"><text:s/></text:span><text:span text:style-name="T12">cin &gt;&gt; myStr2;</text:span></text:p>
            <text:p><text:span text:style-name="T12"><text:s/></text:span><text:span text:style-name="T12">cout&lt;&lt; "Str1: " &lt;&lt;myStr1&lt;&lt;endl;</text:span></text:p>
            <text:p><text:span text:style-name="T12"><text:s/></text:span><text:span text:style-name="T12">cout&lt;&lt; "Str2: " &lt;&lt;myStr2&lt;&lt;endl; </text:span></text:p>
          </draw:text-box>
        </draw:frame>
        <draw:frame draw:style-name="gr14" draw:text-style-name="P10" draw:layer="layout" svg:width="20.4cm" svg:height="8.2cm" svg:x="1.4cm" svg:y="11.6cm">
          <draw:text-box>
            <text:p><text:span text:style-name="T12">./a.out</text:span></text:p>
            <text:p><text:span text:style-name="T12">Eingabe 1: 123456789012345678901234567890</text:span></text:p>
            <text:p><text:span text:style-name="T12">Str1: 123456789012345678901234567890</text:span></text:p>
            <text:p><text:span text:style-name="T12">Str2: 78901234567890</text:span></text:p>
            <text:p><text:span text:style-name="T12">Eingabe 2: Hallo</text:span></text:p>
            <text:p><text:span text:style-name="T12">Str1: 1234567890123456Hallo</text:span></text:p>
            <text:p><text:span text:style-name="T12">Str2: Hallo</text:span></text:p>
          </draw:text-box>
        </draw:frame>
        <draw:frame draw:style-name="gr15" draw:text-style-name="P4" draw:layer="layout" svg:width="7.8cm" svg:height="6.4cm" svg:x="19.2cm" svg:y="3cm">
          <draw:text-box>
            <text:p><text:span text:style-name="T3">Nach jeder Eingabe erfolgt hier die Ausgabe beider Eingabepuff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Kommentar <text:s/>dazu</text:p>
          </draw:text-box>
        </draw:frame>
        <draw:frame presentation:style-name="pr4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>Nach der ersten Eingabe ist zu sehen, dass sich die eingegebenen Zeichen über myStr1 hinaus bis in myStr2 erstrecken.</text:p>
              </text:list-item>
              <text:list-item>
                <text:p>Nach der zweiten Eingabe wurde dieser Teil dann überschrieben, da myStr1 aber nun keine terminierende 0 hat, taucht hallo auch in mystr1 auf.</text:p>
              </text:list-item>
              <text:list-item>
                <text:p>Schlussfolgerung: Diese Eingabevariante ist sehr bequem, aber nicht sehr sicher. Der Eingabepuffer sollte hinreichend groß sein.</text:p>
              </text:list-item>
              <text:list-item>
                <text:p>Es wir immer nur bis zum nächsten Leerzeichen eingeles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Numerische Eingabe</text:p>
          </draw:text-box>
        </draw:frame>
        <draw:frame presentation:style-name="pr4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>Numerische Werte können ebenfalls mit dem Extraktionsoperator eingegeben werden.</text:p>
              </text:list-item>
              <text:list-item>
                <text:p>Natürlich muss der Datenstrom dann auch Ziffernzeichen enthalten.</text:p>
              </text:list-item>
              <text:list-item>
                <text:p>Es werden nun solange Zeichen extrahiert, wie zu dieser Zahl gehören, bis zum nächsten andern Zeichen.</text:p>
              </text:list-item>
              <text:list-item>
                <text:p>Folgen in dem Datenstrom weitere Zeichen, so werden Sie in der nächsten Eingabeoperation aus dem Datenstrom übernom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Numerische Eingabe</text:p>
          </draw:text-box>
        </draw:frame>
        <draw:frame draw:style-name="gr16" draw:text-style-name="P4" draw:layer="layout" svg:width="26.2cm" svg:height="15.963cm" svg:x="0.8cm" svg:y="3.618cm">
          <draw:text-box>
            <text:p><text:span text:style-name="T4">#include &lt;iostream&gt;</text:span></text:p>
            <text:p><text:span text:style-name="T4">#include &lt;iomanip&gt;</text:span></text:p>
            <text:p><text:span text:style-name="T4"/></text:p>
            <text:p><text:span text:style-name="T4">using namespace std;</text:span></text:p>
            <text:p><text:span text:style-name="T4"/></text:p>
            <text:p><text:span text:style-name="T4">int main(int argc, char*argv[])</text:span></text:p>
            <text:p><text:span text:style-name="T4">{</text:span></text:p>
            <text:p><text:span text:style-name="T4"><text:s/></text:span><text:span text:style-name="T4">int i;</text:span></text:p>
            <text:p><text:span text:style-name="T4"><text:s/></text:span><text:span text:style-name="T4">cout&lt;&lt; "Eingabe einer Zahl: ";</text:span></text:p>
            <text:p><text:span text:style-name="T4"><text:s/></text:span><text:span text:style-name="T4">cin &gt;&gt; i;</text:span></text:p>
            <text:p><text:span text:style-name="T4"><text:s/></text:span><text:span text:style-name="T4">cout &lt;&lt; "Eingegebene Zahl: " &lt;&lt; i <text:s/></text:span></text:p>
            <text:p><text:span text:style-name="T4"><text:s text:c="6"/></text:span><text:span text:style-name="T4">&lt;&lt;" 0x" &lt;&lt;hex &lt;&lt; setw(8)&lt;&lt; setfill('0')&lt;&lt; i </text:span></text:p>
            <text:p><text:span text:style-name="T4"><text:s text:c="6"/></text:span><text:span text:style-name="T4">&lt;&lt;endl;</text:span></text:p>
            <text:p><text:span text:style-name="T4"><text:s/></text:span></text:p>
            <text:p><text:span text:style-name="T4"><text:s/></text:span><text:span text:style-name="T4">return 0;</text:span></text:p>
            <text:p><text:span text:style-name="T4">}</text:span></text:p>
          </draw:text-box>
        </draw:frame>
        <draw:custom-shape draw:style-name="gr17" draw:text-style-name="P13" draw:layer="layout" svg:width="9.4cm" svg:height="2.6cm" svg:x="17.6cm" svg:y="9.6cm">
          <text:p text:style-name="P12"><text:span text:style-name="T12">Ausgabeformatierung </text:span></text:p>
          <text:p text:style-name="P12"><text:span text:style-name="T12">Mit Manipulatoren</text:span></text:p>
          <draw:enhanced-geometry svg:viewBox="0 0 21600 21600" draw:text-areas="800 800 20800 20800" draw:type="round-rectangular-callout" draw:modifiers="3147.75023933624 38017.9930795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von Strings</text:p>
          </draw:text-box>
        </draw:frame>
        <draw:frame presentation:style-name="pr4" draw:text-style-name="P14" draw:layer="layout" svg:width="26.4cm" svg:height="16.3cm" svg:x="0.6cm" svg:y="3.6cm" presentation:class="outline" presentation:user-transformed="true">
          <draw:text-box>
            <text:list text:style-name="L2">
              <text:list-item>
                <text:p><text:span text:style-name="T5">Es gibt für die Eingabe von Zeichenketten eine Funktion, die ähnlich fgets arbeitet.</text:span></text:p>
              </text:list-item>
              <text:list-item>
                <text:p><text:span text:style-name="T5">Aufruf: cin.getline(buf,len);</text:span></text:p>
              </text:list-item>
              <text:list-item>
                <text:p><text:span text:style-name="T5">Dies bewirkt die die Eingabe einer Zeile von der Standardeingabe nach buf, höchstens aber len-1 Bytes gefolgt von der terminierenden 0.</text:span></text:p>
              </text:list-item>
              <text:list-item>
                <text:p><text:span text:style-name="T5">Mit dieser Funktion können nun auch Zeichenketten mit Leerzeichen eingeleseen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mit cin.getline</text:p>
          </draw:text-box>
        </draw:frame>
        <draw:frame draw:style-name="gr18" draw:text-style-name="P10" draw:layer="layout" svg:width="23.2cm" svg:height="17.389cm" svg:x="1cm" svg:y="2.907cm">
          <draw:text-box>
            <text:p><text:span text:style-name="T12">#include &lt;iostream&gt;</text:span></text:p>
            <text:p><text:span text:style-name="T12">#include &lt;iomanip&gt;</text:span></text:p>
            <text:p><text:span text:style-name="T12"/></text:p>
            <text:p><text:span text:style-name="T12">using namespace std;</text:span></text:p>
            <text:p><text:span text:style-name="T12"/></text:p>
            <text:p><text:span text:style-name="T12">int main(int argc, char*argv[])</text:span></text:p>
            <text:p><text:span text:style-name="T12">{</text:span></text:p>
            <text:p><text:span text:style-name="T12"><text:s/></text:span><text:span text:style-name="T12">char myStr1[16]="", myStr2[16]="";</text:span></text:p>
            <text:p><text:span text:style-name="T12"><text:s/></text:span><text:span text:style-name="T12">cout&lt;&lt; "Eingabe 1: ";</text:span></text:p>
            <text:p><text:span text:style-name="T12"><text:s/></text:span><text:span text:style-name="T12">cin.getline(myStr1,16);</text:span></text:p>
            <text:p><text:span text:style-name="T12"><text:s/></text:span><text:span text:style-name="T12">cout&lt;&lt; "Str1: " &lt;&lt;myStr1&lt;&lt;endl;</text:span></text:p>
            <text:p><text:span text:style-name="T12"><text:s/></text:span><text:span text:style-name="T12">cout&lt;&lt; "Str2: " &lt;&lt;myStr2&lt;&lt;endl;</text:span></text:p>
            <text:p><text:span text:style-name="T12"><text:s/></text:span><text:span text:style-name="T12">cout&lt;&lt; "Eingabe 2: ";</text:span></text:p>
            <text:p><text:span text:style-name="T12"><text:s/></text:span><text:span text:style-name="T12">cin.getline(myStr2,16);</text:span></text:p>
            <text:p><text:span text:style-name="T12"><text:s/></text:span><text:span text:style-name="T12">cout&lt;&lt; "Str1: " &lt;&lt;myStr1&lt;&lt;endl;</text:span></text:p>
            <text:p><text:span text:style-name="T12"><text:s/></text:span><text:span text:style-name="T12">cout&lt;&lt; "Str2: " &lt;&lt;myStr2&lt;&lt;endl; </text:span></text:p>
            <text:p><text:span text:style-name="T12"><text:s/></text:span></text:p>
            <text:p><text:span text:style-name="T12"><text:s/></text:span><text:span text:style-name="T12">return 0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von Strings</text:p>
          </draw:text-box>
        </draw:frame>
        <draw:frame presentation:style-name="pr4" draw:layer="layout" svg:width="26.4cm" svg:height="9.2cm" svg:x="0.6cm" svg:y="10.6cm" presentation:class="outline" presentation:user-transformed="true">
          <draw:text-box>
            <text:list text:style-name="L2">
              <text:list-item>
                <text:p>Was ist denn hier nun wieder passiert?</text:p>
              </text:list-item>
              <text:list-item>
                <text:p>Eingegeben wurden 30 Zeichen.</text:p>
              </text:list-item>
              <text:list-item>
                <text:p>Die gesamte Zeile wurde aus dem Eingabestrom entfernt, außer newline.</text:p>
              </text:list-item>
              <text:list-item>
                <text:p>Übernommen wurden 15 Zeichen, und mit einer terminierenden 0 abgeschlossen.</text:p>
              </text:list-item>
            </text:list>
          </draw:text-box>
        </draw:frame>
        <draw:frame draw:style-name="gr19" draw:text-style-name="P4" draw:layer="layout" svg:width="23.6cm" svg:height="6.6cm" svg:x="0.8cm" svg:y="3cm">
          <draw:text-box>
            <text:p><text:span text:style-name="T4">./a.out</text:span></text:p>
            <text:p><text:span text:style-name="T4">Eingabe 1: 123456789012345678901234567890</text:span></text:p>
            <text:p><text:span text:style-name="T4">Str1: 123456789012345</text:span></text:p>
            <text:p><text:span text:style-name="T4">Str2: </text:span></text:p>
            <text:p><text:span text:style-name="T4">Eingabe 2: Str1: 123456789012345</text:span></text:p>
            <text:p><text:span text:style-name="T4">Str2: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Funktion zur Eingabe von c-Strings </text:p>
          </draw:text-box>
        </draw:frame>
        <draw:frame draw:style-name="gr20" draw:text-style-name="P9" draw:layer="layout" svg:width="25.1cm" svg:height="16.9cm" svg:x="1.4cm" svg:y="2.9cm">
          <draw:text-box>
            <text:p><text:span text:style-name="T8">ios_base::iostate getcstr(char* ptr, int n)</text:span></text:p>
            <text:p><text:span text:style-name="T8">{</text:span></text:p>
            <text:p><text:span text:style-name="T8"><text:s text:c="2"/></text:span><text:span text:style-name="T8">cin.getline(ptr,n);</text:span></text:p>
            <text:p><text:span text:style-name="T8"><text:s text:c="2"/></text:span><text:span text:style-name="T8">ios_base::iostate state=cin.rdstate();</text:span></text:p>
            <text:p><text:span text:style-name="T8"><text:s text:c="2"/></text:span><text:span text:style-name="T8">if(cin.good());</text:span></text:p>
            <text:p><text:span text:style-name="T8"><text:s text:c="2"/></text:span><text:span text:style-name="T8">else</text:span></text:p>
            <text:p><text:span text:style-name="T8"><text:s text:c="2"/></text:span><text:span text:style-name="T8">{</text:span></text:p>
            <text:p><text:span text:style-name="T8"><text:s text:c="3"/></text:span><text:span text:style-name="T8">cin.clear();</text:span></text:p>
            <text:p><text:span text:style-name="T8"><text:s text:c="3"/></text:span><text:span text:style-name="T8">while (cin.get() != '\n') </text:span></text:p>
            <text:p><text:span text:style-name="T8"><text:s text:c="3"/></text:span><text:span text:style-name="T8">{</text:span></text:p>
            <text:p><text:span text:style-name="T8"><text:s text:c="4"/></text:span><text:span text:style-name="T8">continue;</text:span></text:p>
            <text:p><text:span text:style-name="T8"><text:s text:c="3"/></text:span><text:span text:style-name="T8">}</text:span></text:p>
            <text:p><text:span text:style-name="T8"><text:s text:c="2"/></text:span><text:span text:style-name="T8">}</text:span></text:p>
            <text:p><text:span text:style-name="T8"><text:s text:c="2"/></text:span><text:span text:style-name="T8">return state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6.4cm" svg:height="10.4cm" svg:x="0.6cm" svg:y="9.8cm" presentation:class="outline" presentation:user-transformed="true">
          <draw:text-box>
            <text:list text:style-name="L2">
              <text:list-item>
                <text:p>Obwohl die erste Eingabe unzulässig lang ist, werden nur n-1 Zeichen in den Buffer übernommen und mit 0 terminiert.</text:p>
              </text:list-item>
              <text:list-item>
                <text:p>Die weiteren Eingaben finden unbeeinflusst korrekt statt. </text:p>
              </text:list-item>
              <text:list-item>
                <text:p>Die überschüssigen Zeichen werden in der while-Schleife aus dem Eingabepuffer entfernt.</text:p>
              </text:list-item>
            </text:list>
          </draw:text-box>
        </draw:frame>
        <draw:frame draw:style-name="gr19" draw:text-style-name="P7" draw:layer="layout" svg:width="23.6cm" svg:height="8.471cm" svg:x="0.8cm" svg:y="0.5cm">
          <draw:text-box>
            <text:p><text:span text:style-name="T7">./a.out</text:span></text:p>
            <text:p><text:span text:style-name="T7">Eingabe 1: 12345678901234567890</text:span></text:p>
            <text:p><text:span text:style-name="T7">Str1: 123456789012345</text:span></text:p>
            <text:p><text:span text:style-name="T7">Str2: </text:span></text:p>
            <text:p><text:span text:style-name="T7">Eingabe 2: hallo</text:span></text:p>
            <text:p><text:span text:style-name="T7">Str1: 123456789012345</text:span></text:p>
            <text:p><text:span text:style-name="T7">Str2: hallo</text:span></text:p>
            <text:p><text:span text:style-name="T7">Eingabe 3: spass</text:span></text:p>
            <text:p><text:span text:style-name="T7">Str1: 123456789012345</text:span></text:p>
            <text:p><text:span text:style-name="T7">Str2: sp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draw:style-name="gr21" draw:text-style-name="P4" draw:layer="layout" svg:width="21cm" svg:height="17.1cm" svg:x="0.8cm" svg:y="2.6cm">
          <draw:text-box>
            <text:p><text:span text:style-name="T4">int main(int argc, char*argv[])</text:span></text:p>
            <text:p><text:span text:style-name="T4">{</text:span></text:p>
            <text:p><text:span text:style-name="T4"><text:s/></text:span><text:span text:style-name="T4">char myStr1[16]="", myStr2[16]="";</text:span></text:p>
            <text:p><text:span text:style-name="T4"><text:s/></text:span><text:span text:style-name="T4">cout&lt;&lt; "Eingabe 1: ";</text:span></text:p>
            <text:p><text:span text:style-name="T4"><text:s/></text:span><text:span text:style-name="T4">getcstr(myStr1,16); </text:span></text:p>
            <text:p><text:span text:style-name="T4"><text:s/></text:span><text:span text:style-name="T4">cout&lt;&lt; "Str1: " &lt;&lt;myStr1&lt;&lt;endl;</text:span></text:p>
            <text:p><text:span text:style-name="T4"><text:s/></text:span><text:span text:style-name="T4">cout&lt;&lt; "Str2: " &lt;&lt;myStr2&lt;&lt;endl;</text:span></text:p>
            <text:p><text:span text:style-name="T4"><text:s/></text:span><text:span text:style-name="T4">cout&lt;&lt; "Eingabe 2: ";</text:span></text:p>
            <text:p><text:span text:style-name="T4"><text:s/></text:span><text:span text:style-name="T4">getcstr(myStr2,16);</text:span></text:p>
            <text:p><text:span text:style-name="T4"><text:s/></text:span><text:span text:style-name="T4">cout&lt;&lt; "Str1: " &lt;&lt;myStr1&lt;&lt;endl;</text:span></text:p>
            <text:p><text:span text:style-name="T4"><text:s/></text:span><text:span text:style-name="T4">cout&lt;&lt; "Str2: " &lt;&lt;myStr2&lt;&lt;endl; </text:span></text:p>
            <text:p><text:span text:style-name="T4"><text:s/></text:span><text:span text:style-name="T4">cout&lt;&lt; "Eingabe 3: ";</text:span></text:p>
            <text:p><text:span text:style-name="T4"><text:s/></text:span><text:span text:style-name="T4">getcstr(myStr2,16);</text:span></text:p>
            <text:p><text:span text:style-name="T4"><text:s/></text:span><text:span text:style-name="T4">cout&lt;&lt; "Str1: " &lt;&lt;myStr1&lt;&lt;endl;</text:span></text:p>
            <text:p><text:span text:style-name="T4"><text:s/></text:span><text:span text:style-name="T4">cout&lt;&lt; "Str2: " &lt;&lt;myStr2&lt;&lt;endl; </text:span></text:p>
            <text:p><text:span text:style-name="T4"><text:s/></text:span><text:span text:style-name="T4">return 0;</text:span></text:p>
            <text:p><text:span text:style-name="T4">}</text:span></text:p>
          </draw:text-box>
        </draw:frame>
        <draw:frame draw:style-name="gr22" draw:text-style-name="P15" draw:layer="layout" svg:width="24.2cm" svg:height="1.517cm" svg:x="1.2cm" svg:y="0.4cm">
          <draw:text-box>
            <text:p text:style-name="P12"><text:span text:style-name="T14">Die komplette main-Funktion daz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5:28:19.925446903</meta:creation-date>
    <dc:date>2016-03-05T18:57:07.495065533</dc:date>
    <meta:editing-duration>PT12M10S</meta:editing-duration>
    <meta:editing-cycles>2</meta:editing-cycles>
    <meta:generator>LibreOffice/4.2.8.2$Linux_X86_64 LibreOffice_project/420m0$Build-2</meta:generator>
    <meta:document-statistic meta:object-count="172"/>
  </office:meta>
</office:document-meta>
</file>